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d12" officeooo:paragraph-rsid="00156d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se da fare:</text:p>
      <text:p text:style-name="P1"/>
      <text:p text:style-name="P1">1 – Vedere e modificare “sched_run” e “sched_status”.</text:p>
      <text:p text:style-name="P1">2 - Modificare in “thread.h” il metodo “thread_create” aggiungendo un nuovo parametro che indica il “Service Time”. Il parametro deve essere aggiunto alla struct che identifica il processo.</text:p>
      <text:p text:style-name="P1">3 – Fare uso del tempo per la gestione dei processi (uso di “xtimer.h”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0:43:18.565321847</meta:creation-date>
    <dc:date>2021-02-20T10:55:35.032645073</dc:date>
    <meta:editing-duration>PT1M56S</meta:editing-duration>
    <meta:editing-cycles>1</meta:editing-cycles>
    <meta:document-statistic meta:table-count="0" meta:image-count="0" meta:object-count="0" meta:page-count="1" meta:paragraph-count="4" meta:word-count="51" meta:character-count="326" meta:non-whitespace-character-count="277"/>
    <meta:generator>LibreOffice/6.4.6.2$Linux_X86_64 LibreOffice_project/40$Build-2</meta:generator>
  </office:meta>
</office:document-meta>
</file>